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5.667cm" style:rel-column-width="21847*"/>
    </style:style>
    <style:style style:name="Tableau5.B" style:family="table-column">
      <style:table-column-properties style:column-width="2.63cm" style:rel-column-width="10138*"/>
    </style:style>
    <style:style style:name="Tableau5.C" style:family="table-column">
      <style:table-column-properties style:column-width="8.703cm" style:rel-column-width="33550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eeeeee" fo:padding="0.097cm" fo:border-left="1.5pt solid #000000" fo:border-right="none" fo:border-top="1.5pt solid #000000" fo:border-bottom="2.25pt solid #000000">
        <style:background-image/>
      </style:table-cell-properties>
    </style:style>
    <style:style style:name="Tableau5.B1" style:family="table-cell">
      <style:table-cell-properties fo:background-color="#eeeeee" fo:padding="0.097cm" fo:border-left="0.5pt solid #000000" fo:border-right="none" fo:border-top="1.5pt solid #000000" fo:border-bottom="2.25pt solid #000000">
        <style:background-image/>
      </style:table-cell-properties>
    </style:style>
    <style:style style:name="Tableau5.C1" style:family="table-cell">
      <style:table-cell-properties fo:background-color="#eeeeee" fo:padding="0.097cm" fo:border-left="0.5pt solid #000000" fo:border-right="1.5pt solid #000000" fo:border-top="1.5pt solid #000000" fo:border-bottom="2.25pt solid #000000">
        <style:background-image/>
      </style:table-cell-properties>
    </style:style>
    <style:style style:name="Tableau5.A2" style:family="table-cell">
      <style:table-cell-properties fo:background-color="#eeeeee" fo:padding="0.097cm" fo:border-left="1.5pt solid #000000" fo:border-right="1.5pt solid #000000" fo:border-top="none" fo:border-bottom="1.5pt solid #000000">
        <style:background-image/>
      </style:table-cell-properties>
    </style:style>
    <style:style style:name="Tableau5.A3" style:family="table-cell">
      <style:table-cell-properties fo:padding="0.097cm" fo:border-left="1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C3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4" style:family="table-cell">
      <style:table-cell-properties fo:padding="0.097cm" fo:border-left="1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C4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5" style:family="table-cell">
      <style:table-cell-properties fo:background-color="#eeeeee" fo:padding="0.097cm" fo:border="1.5pt solid #000000">
        <style:background-image/>
      </style:table-cell-properties>
    </style:style>
    <style:style style:name="Tableau5.A6" style:family="table-cell">
      <style:table-cell-properties fo:padding="0.097cm" fo:border-left="1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7" style:family="table-cell">
      <style:table-cell-properties fo:padding="0.097cm" fo:border-left="1.5pt solid #000000" fo:border-right="none" fo:border-top="none" fo:border-bottom="0.5pt solid #000000"/>
    </style:style>
    <style:style style:name="Tableau5.B7" style:family="table-cell">
      <style:table-cell-properties fo:padding="0.097cm" fo:border-left="0.5pt solid #000000" fo:border-right="none" fo:border-top="none" fo:border-bottom="0.5pt solid #000000"/>
    </style:style>
    <style:style style:name="Tableau5.C7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8" style:family="table-cell">
      <style:table-cell-properties fo:padding="0.097cm" fo:border-left="1.5pt solid #000000" fo:border-right="none" fo:border-top="none" fo:border-bottom="0.5pt solid #000000"/>
    </style:style>
    <style:style style:name="Tableau5.B8" style:family="table-cell">
      <style:table-cell-properties fo:padding="0.097cm" fo:border-left="0.5pt solid #000000" fo:border-right="none" fo:border-top="none" fo:border-bottom="0.5pt solid #000000"/>
    </style:style>
    <style:style style:name="Tableau5.C8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10" style:family="table-cell">
      <style:table-cell-properties fo:background-color="transparent" fo:padding="0.097cm" fo:border-left="1.5pt solid #000000" fo:border-right="none" fo:border-top="1.5pt solid #000000" fo:border-bottom="0.05pt solid #000000">
        <style:background-image/>
      </style:table-cell-properties>
    </style:style>
    <style:style style:name="Tableau5.B10" style:family="table-cell">
      <style:table-cell-properties fo:background-color="transparent" fo:padding="0.097cm" fo:border-left="0.5pt solid #000000" fo:border-right="none" fo:border-top="1.5pt solid #000000" fo:border-bottom="0.05pt solid #000000">
        <style:background-image/>
      </style:table-cell-properties>
    </style:style>
    <style:style style:name="Tableau5.C10" style:family="table-cell">
      <style:table-cell-properties fo:background-color="transparent" fo:padding="0.097cm" fo:border-left="0.5pt solid #000000" fo:border-right="1.5pt solid #000000" fo:border-top="1.5pt solid #000000" fo:border-bottom="0.05pt solid #000000">
        <style:background-image/>
      </style:table-cell-properties>
    </style:style>
    <style:style style:name="Tableau5.A11" style:family="table-cell">
      <style:table-cell-properties fo:background-color="transparent" fo:padding="0.097cm" fo:border-left="1.5pt solid #000000" fo:border-right="none" fo:border-top="none" fo:border-bottom="1.5pt solid #000000">
        <style:background-image/>
      </style:table-cell-properties>
    </style:style>
    <style:style style:name="Tableau5.B11" style:family="table-cell">
      <style:table-cell-properties fo:background-color="transparent" fo:padding="0.097cm" fo:border-left="0.5pt solid #000000" fo:border-right="none" fo:border-top="none" fo:border-bottom="1.5pt solid #000000">
        <style:background-image/>
      </style:table-cell-properties>
    </style:style>
    <style:style style:name="Tableau5.C11" style:family="table-cell">
      <style:table-cell-properties fo:background-color="transparent" fo:padding="0.097cm" fo:border-left="0.5pt solid #000000" fo:border-right="1.5pt solid #000000" fo:border-top="none" fo:border-bottom="1.5pt solid #000000">
        <style:background-image/>
      </style:table-cell-properties>
    </style:style>
    <style:style style:name="Tableau5.A13" style:family="table-cell">
      <style:table-cell-properties fo:padding="0.097cm" fo:border-left="1.5pt solid #000000" fo:border-right="none" fo:border-top="none" fo:border-bottom="0.5pt solid #000000"/>
    </style:style>
    <style:style style:name="Tableau5.B13" style:family="table-cell">
      <style:table-cell-properties fo:padding="0.097cm" fo:border-left="0.5pt solid #000000" fo:border-right="none" fo:border-top="none" fo:border-bottom="0.5pt solid #000000"/>
    </style:style>
    <style:style style:name="Tableau5.C13" style:family="table-cell">
      <style:table-cell-properties fo:padding="0.097cm" fo:border-left="0.5pt solid #000000" fo:border-right="1.5pt solid #000000" fo:border-top="none" fo:border-bottom="0.5pt solid #000000"/>
    </style:style>
    <style:style style:name="Tableau5.A14" style:family="table-cell">
      <style:table-cell-properties fo:padding="0.097cm" fo:border-left="1.5pt solid #000000" fo:border-right="none" fo:border-top="none" fo:border-bottom="1.5pt solid #000000"/>
    </style:style>
    <style:style style:name="Tableau5.B14" style:family="table-cell">
      <style:table-cell-properties fo:padding="0.097cm" fo:border-left="0.5pt solid #000000" fo:border-right="none" fo:border-top="none" fo:border-bottom="1.5pt solid #000000"/>
    </style:style>
    <style:style style:name="Tableau5.C14" style:family="table-cell">
      <style:table-cell-properties fo:padding="0.097cm" fo:border-left="0.5pt solid #000000" fo:border-right="1.5pt solid #000000" fo:border-top="none" fo:border-bottom="1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9a861" officeooo:paragraph-rsid="0019a861"/>
    </style:style>
    <style:style style:name="P9" style:family="paragraph" style:parent-style-name="Standard">
      <style:text-properties officeooo:rsid="001c1e5b" officeooo:paragraph-rsid="001c1e5b"/>
    </style:style>
    <style:style style:name="P10" style:family="paragraph" style:parent-style-name="Table_20_Contents">
      <style:text-properties style:font-name="Arial" officeooo:rsid="001b2294" officeooo:paragraph-rsid="001b2294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text-properties style:font-name="Arial" fo:font-size="11pt" fo:font-style="italic" fo:font-weight="bold" officeooo:rsid="001c1e5b" officeooo:paragraph-rsid="001c1e5b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text-properties style:font-name="Arial" fo:font-size="11pt" fo:font-style="italic" fo:font-weight="bold" officeooo:rsid="002e5ecf" officeooo:paragraph-rsid="002e5ecf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text-properties fo:font-size="9pt" officeooo:rsid="001ccad5" officeooo:paragraph-rsid="001ccad5" style:font-size-asian="9pt" style:font-size-complex="9pt"/>
    </style:style>
    <style:style style:name="P17" style:family="paragraph" style:parent-style-name="Table_20_Contents">
      <style:text-properties fo:font-size="9pt" officeooo:rsid="001e79ce" officeooo:paragraph-rsid="001e79ce" style:font-size-asian="9pt" style:font-size-complex="9pt"/>
    </style:style>
    <style:style style:name="P18" style:family="paragraph" style:parent-style-name="Table_20_Contents">
      <style:text-properties fo:font-size="9pt" officeooo:rsid="001e79ce" officeooo:paragraph-rsid="001fe263" style:font-size-asian="9pt" style:font-size-complex="9pt"/>
    </style:style>
    <style:style style:name="P19" style:family="paragraph" style:parent-style-name="Table_20_Contents">
      <style:text-properties fo:font-size="9pt" officeooo:rsid="0020aef6" officeooo:paragraph-rsid="0020aef6" style:font-size-asian="9pt" style:font-size-complex="9pt"/>
    </style:style>
    <style:style style:name="P20" style:family="paragraph" style:parent-style-name="Table_20_Contents">
      <style:text-properties fo:font-size="9pt" officeooo:rsid="002b290e" officeooo:paragraph-rsid="002b290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1c7ca7" officeooo:paragraph-rsid="001c7c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1ccad5" officeooo:paragraph-rsid="001cc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1fe263" officeooo:paragraph-rsid="001cc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1fe263" officeooo:paragraph-rsid="0020a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normal" officeooo:rsid="0020aef6" officeooo:paragraph-rsid="0020ae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size="9pt" fo:font-weight="normal" officeooo:rsid="002b290e" officeooo:paragraph-rsid="002b2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size="9pt" fo:font-weight="normal" officeooo:rsid="002b290e" officeooo:paragraph-rsid="002b290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29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23e5ca" style:font-size-asian="12.25pt" style:font-size-complex="14pt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23e5ca" style:font-size-asian="12.25pt" style:font-weight-asian="normal" style:font-size-complex="14pt" style:font-weight-complex="normal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c1e5b"/>
    </style:style>
    <style:style style:name="T4" style:family="text">
      <style:text-properties fo:font-weight="bold" officeooo:rsid="001c1e5b" style:font-weight-asian="bold" style:font-weight-complex="bold"/>
    </style:style>
    <style:style style:name="T5" style:family="text">
      <style:text-properties officeooo:rsid="001e79ce"/>
    </style:style>
    <style:style style:name="T6" style:family="text">
      <style:text-properties officeooo:rsid="001fe263"/>
    </style:style>
    <style:style style:name="T7" style:family="text">
      <style:text-properties style:text-underline-style="none" officeooo:rsid="001fe263"/>
    </style:style>
    <style:style style:name="T8" style:family="text">
      <style:text-properties style:text-underline-style="none" officeooo:rsid="002eeaa7"/>
    </style:style>
    <style:style style:name="T9" style:family="text">
      <style:text-properties officeooo:rsid="0020aef6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e2e45" style:font-weight-asian="normal" style:font-weight-complex="normal"/>
    </style:style>
    <style:style style:name="T12" style:family="text">
      <style:text-properties officeooo:rsid="0024cf44"/>
    </style:style>
    <style:style style:name="T13" style:family="text">
      <style:text-properties officeooo:rsid="00261cca"/>
    </style:style>
    <style:style style:name="T14" style:family="text">
      <style:text-properties officeooo:rsid="002817b5"/>
    </style:style>
    <style:style style:name="T15" style:family="text">
      <style:text-properties officeooo:rsid="002b290e"/>
    </style:style>
    <style:style style:name="T16" style:family="text">
      <style:text-properties officeooo:rsid="002eeaa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itle/><text:span text:style-name="T2"><text:user-defined style:data-style-name="N0" text:name="Titre">DoRé_Katchit_1.0_DR100</text:user-defined></text:span></text:p>
      <text:p text:style-name="P29"><text:span text:style-name="T10">Document d</text:span><text:span text:style-name="T11">e référencement</text:span></text:p>
      <text:p text:style-name="P30"/>
      <table:table table:name="Tableau2" table:style-name="Tableau2">
        <table:table-column table:style-name="Tableau2.A"/>
        <table:table-row table:style-name="TableLine2177107522224">
          <table:table-cell table:style-name="Tableau2.A1" office:value-type="string">
            <text:p text:style-name="P12">But :</text:p>
            <text:p text:style-name="P10">Ce document <text:span text:style-name="T14">a</text:span> pour but de <text:span text:style-name="T3">répertorier les ressources associé au projet </text:span><text:span text:style-name="T4"><text:user-defined style:data-style-name="N0" text:name="Projet">Katchit</text:user-defined></text:span><text:span text:style-name="T3">.<text:line-break/>Il synthétise la liste des documents ainsi que leur référence.</text:span></text:p>
            <text:p text:style-name="P10"/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Line2177107525392">
          <table:table-cell table:style-name="Tableau3.A1" office:value-type="string">
            <text:p text:style-name="P12">Type de <text:span text:style-name="T13">d</text:span>ocument :</text:p>
          </table:table-cell>
          <table:table-cell table:style-name="Tableau3.B1" office:value-type="string">
            <text:p text:style-name="P11"><text:user-defined style:data-style-name="N0" text:name="Type document">Document Répertoire</text:user-defined></text:p>
          </table:table-cell>
        </table:table-row>
        <table:table-row table:style-name="TableLine2177107523664">
          <table:table-cell table:style-name="Tableau3.A2" office:value-type="string">
            <text:p text:style-name="P14">Sigle du document :</text:p>
          </table:table-cell>
          <table:table-cell table:style-name="Tableau3.B2" office:value-type="string">
            <text:p text:style-name="P11"><text:user-defined style:data-style-name="N0" text:name="Sigle du document">DoRé</text:user-defined></text:p>
          </table:table-cell>
        </table:table-row>
        <table:table-row table:style-name="TableLine2177107532304">
          <table:table-cell table:style-name="Tableau3.A2" office:value-type="string">
            <text:p text:style-name="P13">P<text:span text:style-name="T1">rojet :</text:span></text:p>
          </table:table-cell>
          <table:table-cell table:style-name="Tableau3.B2" office:value-type="string">
            <text:p text:style-name="P11"><text:user-defined style:data-style-name="N0" text:name="Projet">Katchit</text:user-defined></text:p>
          </table:table-cell>
        </table:table-row>
        <table:table-row table:style-name="TableLine2177107532592">
          <table:table-cell table:style-name="Tableau3.A2" office:value-type="string">
            <text:p text:style-name="P15">Version :</text:p>
          </table:table-cell>
          <table:table-cell table:style-name="Tableau3.B2" office:value-type="string">
            <text:p text:style-name="P11"><text:user-defined style:data-style-name="N0" text:name="Version">1.0</text:user-defined></text:p>
          </table:table-cell>
        </table:table-row>
        <table:table-row table:style-name="TableLine2177107530576">
          <table:table-cell table:style-name="Tableau3.A2" office:value-type="string">
            <text:p text:style-name="P12">Référence :</text:p>
          </table:table-cell>
          <table:table-cell table:style-name="Tableau3.B2" office:value-type="string">
            <text:p text:style-name="P11"><text:user-defined style:data-style-name="N0" text:name="Référence">DR101</text:user-defined></text:p>
          </table:table-cell>
        </table:table-row>
        <table:table-row table:style-name="TableLine2177107533744">
          <table:table-cell table:style-name="Tableau3.A2" office:value-type="string">
            <text:p text:style-name="P12">Date de création :</text:p>
          </table:table-cell>
          <table:table-cell table:style-name="Tableau3.B2" office:value-type="string">
            <text:p text:style-name="P11"><text:user-defined style:data-style-name="N0" text:name="Date de création">01/01/2024</text:user-defined></text:p>
          </table:table-cell>
        </table:table-row>
        <table:table-row table:style-name="TableLine2177107534032">
          <table:table-cell table:style-name="Tableau3.A2" office:value-type="string">
            <text:p text:style-name="P12">Nombre de page : </text:p>
          </table:table-cell>
          <table:table-cell table:style-name="Tableau3.B2" office:value-type="string">
            <text:p text:style-name="P11"><text:page-count>3</text:page-count></text:p>
          </table:table-cell>
        </table:table-row>
      </table:table>
      <text:p text:style-name="P8"/>
      <table:table table:name="Tableau4" table:style-name="Tableau4">
        <table:table-column table:style-name="Tableau4.A"/>
        <table:table-row table:style-name="TableLine2177107534320">
          <table:table-cell table:style-name="Tableau4.A1" office:value-type="string">
            <text:p text:style-name="P12">Auteur(s) :</text:p>
          </table:table-cell>
        </table:table-row>
        <table:table-row table:style-name="TableLine2177107531728">
          <table:table-cell table:style-name="Tableau4.A2" office:value-type="string">
            <text:p text:style-name="P11"><text:user-defined style:data-style-name="N0" text:name="Auteur 1">Thomas L. BONNEAUD</text:user-defined></text:p>
          </table:table-cell>
        </table:table-row>
      </table:table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7"><text:a xlink:type="simple" xlink:href="#__RefHeading___Toc692_1462687225" text:style-name="Index_20_Link" text:visited-style-name="Index_20_Link"><text:s/>1 <text:s/>Répertoire du projet<text:tab/>3</text:a></text:p>
        </text:index-body>
      </text:table-of-content>
      <text:p text:style-name="P8"/>
      <text:h text:style-name="P31" text:outline-level="1"><text:bookmark-start text:name="__RefHeading___Toc692_1462687225"/>Répertoire du projet<text:bookmark-end text:name="__RefHeading___Toc692_1462687225"/></text:h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1">Type de document</text:p>
          </table:table-cell>
          <table:table-cell table:style-name="Tableau5.B1" office:value-type="string">
            <text:p text:style-name="P21">Référence</text:p>
          </table:table-cell>
          <table:table-cell table:style-name="Tableau5.C1" office:value-type="string">
            <text:p text:style-name="P21">Nom du document</text:p>
          </table:table-cell>
        </table:table-row>
        <table:table-row table:style-name="Tableau5.1">
          <table:table-cell table:style-name="Tableau5.A2" table:number-columns-spanned="3" office:value-type="string">
            <text:p text:style-name="P22"><text:span text:style-name="T9">Documents d’o</text:span>rganisation <text:span text:style-name="T15">(DO)</text:span></text:p>
          </table:table-cell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6">Document Répertoire <text:span text:style-name="T5">(D</text:span><text:span text:style-name="T9">o</text:span><text:span text:style-name="T5">R</text:span><text:span text:style-name="T9">é</text:span><text:span text:style-name="T5">)</text:span></text:p>
          </table:table-cell>
          <table:table-cell table:style-name="Tableau5.B3" office:value-type="string">
            <text:p text:style-name="P20">DO101</text:p>
          </table:table-cell>
          <table:table-cell table:style-name="Tableau5.C3" office:value-type="string">
            <text:p text:style-name="P20">DoRé_Katchit_1.0_DO101</text:p>
          </table:table-cell>
        </table:table-row>
        <table:table-row table:style-name="Tableau5.1">
          <table:table-cell table:style-name="Tableau5.A8" office:value-type="string">
            <text:p text:style-name="P19">Livret de Librairies (LL)</text:p>
          </table:table-cell>
          <table:table-cell table:style-name="Tableau5.B4" office:value-type="string">
            <text:p text:style-name="P20">DO102</text:p>
          </table:table-cell>
          <table:table-cell table:style-name="Tableau5.C4" office:value-type="string">
            <text:p text:style-name="P20">LL_Katchit_1.0_DO102</text:p>
          </table:table-cell>
        </table:table-row>
        <table:table-row table:style-name="Tableau5.1">
          <table:table-cell table:style-name="Tableau5.A5" table:number-columns-spanned="3" office:value-type="string">
            <text:p text:style-name="P23">Document<text:span text:style-name="T9">s</text:span> de spécification <text:span text:style-name="T15">(DS)</text:span></text:p>
          </table:table-cell>
          <table:covered-table-cell/>
          <table:covered-table-cell/>
        </table:table-row>
        <table:table-row table:style-name="Tableau5.1">
          <table:table-cell table:style-name="Tableau5.A6" office:value-type="string">
            <text:p text:style-name="P17"><text:span text:style-name="T8">Dossier </text:span><text:span text:style-name="T7">Spécification </text:span>(<text:span text:style-name="T16">DS</text:span>)</text:p>
          </table:table-cell>
          <table:table-cell table:style-name="Tableau5.B6" office:value-type="string">
            <text:p text:style-name="P20">DS103</text:p>
          </table:table-cell>
          <table:table-cell table:style-name="Tableau5.C6" office:value-type="string">
            <text:p text:style-name="P20">SHN_Katchit_1.0_DS103</text:p>
          </table:table-cell>
        </table:table-row>
        <table:table-row table:style-name="Tableau5.1">
          <table:table-cell table:style-name="Tableau5.A8" office:value-type="string">
            <text:p text:style-name="P17">Dossier Architecture (DA)</text:p>
          </table:table-cell>
          <table:table-cell table:style-name="Tableau5.B7" office:value-type="string">
            <text:p text:style-name="P20">DS105</text:p>
          </table:table-cell>
          <table:table-cell table:style-name="Tableau5.C7" office:value-type="string">
            <text:p text:style-name="P20">DA_Katchit_1.0_DS105</text:p>
          </table:table-cell>
        </table:table-row>
        <table:table-row table:style-name="Tableau5.1">
          <table:table-cell table:style-name="Tableau5.A8" office:value-type="string">
            <text:p text:style-name="P19">Dossier Graphique (DG)</text:p>
          </table:table-cell>
          <table:table-cell table:style-name="Tableau5.B8" office:value-type="string">
            <text:p text:style-name="P20">DS106</text:p>
          </table:table-cell>
          <table:table-cell table:style-name="Tableau5.C8" office:value-type="string">
            <text:p text:style-name="P20">DG_Katchit_1.0_DS106</text:p>
          </table:table-cell>
        </table:table-row>
        <table:table-row table:style-name="Tableau5.1">
          <table:table-cell table:style-name="Tableau5.A5" table:number-columns-spanned="3" office:value-type="string">
            <text:p text:style-name="P24">Document<text:span text:style-name="T9">s</text:span> <text:span text:style-name="T9">de test </text:span><text:span text:style-name="T15">(DT)</text:span></text:p>
          </table:table-cell>
          <table:covered-table-cell/>
          <table:covered-table-cell/>
        </table:table-row>
        <table:table-row table:style-name="Tableau5.1">
          <table:table-cell table:style-name="Tableau5.A10" office:value-type="string">
            <text:p text:style-name="P25">Dossier de Définition de<text:span text:style-name="T12">s</text:span> Tests (DDT)</text:p>
          </table:table-cell>
          <table:table-cell table:style-name="Tableau5.B10" office:value-type="string">
            <text:p text:style-name="P26">DT107</text:p>
          </table:table-cell>
          <table:table-cell table:style-name="Tableau5.C10" office:value-type="string">
            <text:p text:style-name="P27">DDT_Katchit_1.0_DT107</text:p>
          </table:table-cell>
        </table:table-row>
        <table:table-row table:style-name="Tableau5.1">
          <table:table-cell table:style-name="Tableau5.A11" office:value-type="string">
            <text:p text:style-name="P25">Dossier de Résultats de<text:span text:style-name="T12">s</text:span> Test<text:span text:style-name="T12">s</text:span> (DRT)</text:p>
          </table:table-cell>
          <table:table-cell table:style-name="Tableau5.B11" office:value-type="string">
            <text:p text:style-name="P26">DT108</text:p>
          </table:table-cell>
          <table:table-cell table:style-name="Tableau5.C11" office:value-type="string">
            <text:p text:style-name="P27">DRT_Katchit_1.0_DT108</text:p>
          </table:table-cell>
        </table:table-row>
        <table:table-row table:style-name="Tableau5.1">
          <table:table-cell table:style-name="Tableau5.A2" table:number-columns-spanned="3" office:value-type="string">
            <text:p text:style-name="P24">Document<text:span text:style-name="T9">s</text:span> <text:span text:style-name="T9">opérationnel </text:span><text:span text:style-name="T15">(G)</text:span></text:p>
          </table:table-cell>
          <table:covered-table-cell/>
          <table:covered-table-cell/>
        </table:table-row>
        <table:table-row table:style-name="Tableau5.1">
          <table:table-cell table:style-name="Tableau5.A13" office:value-type="string">
            <text:p text:style-name="P19">Guide Installation (GI)</text:p>
          </table:table-cell>
          <table:table-cell table:style-name="Tableau5.B13" office:value-type="string">
            <text:p text:style-name="P20">G109</text:p>
          </table:table-cell>
          <table:table-cell table:style-name="Tableau5.C13" office:value-type="string">
            <text:p text:style-name="P27">GI_Katchit_1.0_G109</text:p>
          </table:table-cell>
        </table:table-row>
        <table:table-row table:style-name="Tableau5.1">
          <table:table-cell table:style-name="Tableau5.A14" office:value-type="string">
            <text:p text:style-name="P19">Guide Utilisation (GU)</text:p>
          </table:table-cell>
          <table:table-cell table:style-name="Tableau5.B14" office:value-type="string">
            <text:p text:style-name="P20">G110</text:p>
          </table:table-cell>
          <table:table-cell table:style-name="Tableau5.C14" office:value-type="string">
            <text:p text:style-name="P27">GU_Katchit_1.0_G110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2177048587552">
            <table:table-cell table:style-name="Tableau1.A1" table:number-rows-spanned="2" office:value-type="string">
              <text:p text:style-name="MP3"><text:user-defined style:data-style-name="N0" text:name="Titre">DoRé_Katchit_1.0_DR100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2176693632432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R101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13T18:20:24.406000000</dc:date>
    <meta:editing-duration>PT1H8M30S</meta:editing-duration>
    <meta:editing-cycles>16</meta:editing-cycles>
    <meta:generator>LibreOffice/7.3.3.2$Windows_X86_64 LibreOffice_project/d1d0ea68f081ee2800a922cac8f79445e4603348</meta:generator>
    <meta:document-statistic meta:table-count="5" meta:image-count="0" meta:object-count="0" meta:page-count="3" meta:paragraph-count="61" meta:word-count="157" meta:character-count="1113" meta:non-whitespace-character-count="1013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R101</meta:user-defined>
    <meta:user-defined meta:name="Sigle du document" meta:value-type="string">DoRé</meta:user-defined>
    <meta:user-defined meta:name="Titre" meta:value-type="string">DoRé_Katchit_1.0_DR100</meta:user-defined>
    <meta:user-defined meta:name="Type document" meta:value-type="string">Document Répertoire</meta:user-defined>
    <meta:user-defined meta:name="Version" meta:value-type="string">1.0</meta:user-defined>
  </office:meta>
</office:document-meta>
</file>